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28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9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6cm"/>
    </style:style>
    <style:style style:name="gr16" style:family="graphic" style:parent-style-name="standard">
      <style:graphic-properties fo:min-height="0.937cm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</style:style>
    <style:style style:name="pr1" style:family="presentation" style:parent-style-name="Padrão-title">
      <style:graphic-properties fo:min-height="2.63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2.63cm"/>
    </style:style>
    <style:style style:name="pr5" style:family="presentation" style:parent-style-name="Padrão-subtitle">
      <style:graphic-properties draw:fill-color="#ffffff" draw:textarea-vertical-align="top" draw:auto-grow-height="true" fo:min-height="10.385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4pt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3cm" svg:x="1.4cm" svg:y="3.227cm" presentation:class="title" presentation:user-transformed="true">
          <draw:text-box>
            <text:p>Vetores, Matrizes e Estruturas de Dados em Assembly</text:p>
          </draw:text-box>
        </draw:frame>
        <draw:frame presentation:style-name="pr2" draw:layer="layout" svg:width="18.399cm" svg:height="4.219cm" svg:x="4.001cm" svg:y="7.581cm" presentation:class="outline" presentation:user-transformed="true">
          <draw:text-box>
            <text:list text:style-name="L2">
              <text:list-header>
                <text:p>Prof. Ronaldo Luiz Alonso</text:p>
                <text:p>Ciência da Computação – UFM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Vetores </text:p>
          </draw:text-box>
        </draw:frame>
        <draw:frame presentation:style-name="pr5" draw:text-style-name="P3" draw:layer="layout" svg:width="25.199cm" svg:height="10.385cm" svg:x="1.4cm" svg:y="3.685cm" presentation:class="subtitle" presentation:user-transformed="true">
          <draw:text-box>
            <text:p text:style-name="P2"><text:span text:style-name="T1">Modo de armazenamento na memória</text:span></text:p>
            <text:list text:style-name="L3">
              <text:list-item>
                <text:p text:style-name="P2"><text:span text:style-name="T1">Os elementos de um vetor estão dispostos de forma contígua na memória.</text:span></text:p>
              </text:list-item>
            </text:list>
            <text:p text:style-name="P2"><text:span text:style-name="T1">Reserva de memória em C:</text:span></text:p>
            <text:p text:style-name="P2"><text:span text:style-name="T1"><text:s text:c="5"/></text:span><text:span text:style-name="T2">int</text:span><text:span text:style-name="T1"> a[10];</text:span></text:p>
            <text:p text:style-name="P2"><text:span text:style-name="T1"/></text:p>
            <text:p text:style-name="P2"><text:span text:style-name="T1">Reserva de memória em Assembly:</text:span></text:p>
            <text:p text:style-name="P2"><text:span text:style-name="T1"/></text:p>
            <text:p text:style-name="P2"><text:span text:style-name="T1"><text:s text:c="6"/></text:span><text:span text:style-name="T1">a <text:s text:c="6"/>times 10 dd <text:s/>10,20,30,40,50</text:span></text:p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Vetores </text:p>
          </draw:text-box>
        </draw:frame>
        <draw:frame draw:style-name="gr2" draw:text-style-name="P5" draw:layer="layout" svg:width="24.794cm" svg:height="6.4cm" svg:x="2.406cm" svg:y="4cm">
          <draw:text-box>
            <text:p text:style-name="P2"><text:span text:style-name="T1"><text:s/></text:span><text:span text:style-name="T1">a <text:s text:c="6"/>times 10 dd <text:s/>10,20,30,40,50</text:span></text:p>
            <text:p text:style-name="P2"><text:span text:style-name="T1"/></text:p>
            <text:list text:style-name="L4">
              <text:list-item>
                <text:p text:style-name="P2"><text:span text:style-name="T1">Cada inteiro ocupa 4 bytes (dd). </text:span></text:p>
              </text:list-item>
              <text:list-item>
                <text:p text:style-name="P2"><text:span text:style-name="T1">A diretiva acima reserva 10 elementos de 4 bytes cada na memória. <text:s/>Os valores desses elementos estão preenchidos.</text:span></text:p>
              </text:list-item>
              <text:list-item>
                <text:p text:style-name="P2"><text:span text:style-name="T1">O endereço a é o endereço do elemento 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office:forms form:automatic-focus="false" form:apply-design-mode="false"/>
        <draw:frame draw:style-name="gr3" draw:text-style-name="P6" draw:layer="layout" svg:width="1.6cm" svg:height="1cm" svg:x="18.5cm" svg:y="2.4cm">
          <draw:text-box>
            <text:p>a[0]</text:p>
          </draw:text-box>
        </draw:frame>
        <draw:frame draw:style-name="gr4" draw:text-style-name="P6" draw:layer="layout" svg:width="0.502cm" svg:height="1.187cm" svg:x="20.7cm" svg:y="2.8cm">
          <draw:text-box>
            <text:p/>
          </draw:text-box>
        </draw:frame>
        <draw:frame draw:style-name="gr5" draw:layer="layout" svg:width="4.4cm" svg:height="1cm" svg:x="20.3cm" svg:y="2.4cm">
          <draw:text-box>
            <text:p>00</text:p>
          </draw:text-box>
        </draw:frame>
        <draw:frame draw:style-name="gr5" draw:layer="layout" svg:width="4.4cm" svg:height="1cm" svg:x="20.3cm" svg:y="3.4cm">
          <draw:text-box>
            <text:p>00</text:p>
          </draw:text-box>
        </draw:frame>
        <draw:frame draw:style-name="gr5" draw:layer="layout" svg:width="4.4cm" svg:height="1cm" svg:x="20.3cm" svg:y="4.4cm">
          <draw:text-box>
            <text:p>00</text:p>
          </draw:text-box>
        </draw:frame>
        <draw:frame draw:style-name="gr5" draw:layer="layout" svg:width="4.4cm" svg:height="1cm" svg:x="20.3cm" svg:y="5.4cm">
          <draw:text-box>
            <text:p>02</text:p>
          </draw:text-box>
        </draw:frame>
        <draw:frame draw:style-name="gr3" draw:text-style-name="P6" draw:layer="layout" svg:width="1.6cm" svg:height="1cm" svg:x="18.501cm" svg:y="6.4cm">
          <draw:text-box>
            <text:p>a[1]</text:p>
          </draw:text-box>
        </draw:frame>
        <draw:frame draw:style-name="gr4" draw:text-style-name="P6" draw:layer="layout" svg:width="0.502cm" svg:height="1.187cm" svg:x="20.701cm" svg:y="6.8cm">
          <draw:text-box>
            <text:p/>
          </draw:text-box>
        </draw:frame>
        <draw:frame draw:style-name="gr5" draw:layer="layout" svg:width="4.4cm" svg:height="1cm" svg:x="20.301cm" svg:y="6.4cm">
          <draw:text-box>
            <text:p>00</text:p>
          </draw:text-box>
        </draw:frame>
        <draw:frame draw:style-name="gr5" draw:layer="layout" svg:width="4.4cm" svg:height="1cm" svg:x="20.301cm" svg:y="7.4cm">
          <draw:text-box>
            <text:p>00</text:p>
          </draw:text-box>
        </draw:frame>
        <draw:frame draw:style-name="gr5" draw:layer="layout" svg:width="4.4cm" svg:height="1cm" svg:x="20.301cm" svg:y="8.4cm">
          <draw:text-box>
            <text:p>00</text:p>
          </draw:text-box>
        </draw:frame>
        <draw:frame draw:style-name="gr5" draw:layer="layout" svg:width="4.4cm" svg:height="1cm" svg:x="20.301cm" svg:y="9.4cm">
          <draw:text-box>
            <text:p>03</text:p>
          </draw:text-box>
        </draw:frame>
        <draw:frame draw:style-name="gr3" draw:text-style-name="P6" draw:layer="layout" svg:width="1.6cm" svg:height="1cm" svg:x="18.501cm" svg:y="10.4cm">
          <draw:text-box>
            <text:p>a[2]</text:p>
          </draw:text-box>
        </draw:frame>
        <draw:frame draw:style-name="gr4" draw:text-style-name="P6" draw:layer="layout" svg:width="0.502cm" svg:height="1.187cm" svg:x="20.701cm" svg:y="10.8cm">
          <draw:text-box>
            <text:p/>
          </draw:text-box>
        </draw:frame>
        <draw:frame draw:style-name="gr5" draw:layer="layout" svg:width="4.4cm" svg:height="1cm" svg:x="20.301cm" svg:y="10.4cm">
          <draw:text-box>
            <text:p>00</text:p>
          </draw:text-box>
        </draw:frame>
        <draw:frame draw:style-name="gr5" draw:layer="layout" svg:width="4.4cm" svg:height="1cm" svg:x="20.301cm" svg:y="11.4cm">
          <draw:text-box>
            <text:p>00</text:p>
          </draw:text-box>
        </draw:frame>
        <draw:frame draw:style-name="gr5" draw:layer="layout" svg:width="4.4cm" svg:height="1cm" svg:x="20.301cm" svg:y="12.4cm">
          <draw:text-box>
            <text:p>00</text:p>
          </draw:text-box>
        </draw:frame>
        <draw:frame draw:style-name="gr5" draw:layer="layout" svg:width="4.4cm" svg:height="1cm" svg:x="20.301cm" svg:y="13.4cm">
          <draw:text-box>
            <text:p>04</text:p>
          </draw:text-box>
        </draw:frame>
        <draw:frame draw:style-name="gr6" draw:text-style-name="P6" draw:layer="layout" svg:width="6.674cm" svg:height="0.962cm" svg:x="1.8cm" svg:y="2.038cm">
          <draw:text-box>
            <text:p><text:span text:style-name="T3">int</text:span> a[3] = { 2, 3, 4 };</text:p>
          </draw:text-box>
        </draw:frame>
        <draw:frame draw:style-name="gr7" draw:text-style-name="P6" draw:layer="layout" svg:width="3.063cm" svg:height="0.962cm" svg:x="1.737cm" svg:y="4.838cm">
          <draw:text-box>
            <text:p>a = &amp;a[0]</text:p>
          </draw:text-box>
        </draw:frame>
        <draw:frame draw:style-name="gr8" draw:text-style-name="P6" draw:layer="layout" svg:width="2.885cm" svg:height="0.962cm" svg:x="1.537cm" svg:y="6.238cm">
          <draw:text-box>
            <text:p>*a = a[0]</text:p>
          </draw:text-box>
        </draw:frame>
        <draw:frame draw:style-name="gr9" draw:text-style-name="P6" draw:layer="layout" svg:width="3.787cm" svg:height="0.962cm" svg:x="1.6cm" svg:y="10.2cm">
          <draw:text-box>
            <text:p>a+1 = &amp;a[1]</text:p>
          </draw:text-box>
        </draw:frame>
        <draw:frame draw:style-name="gr7" draw:text-style-name="P6" draw:layer="layout" svg:width="3.063cm" svg:height="0.962cm" svg:x="1.738cm" svg:y="3.738cm">
          <draw:text-box>
            <text:p>Em C</text:p>
          </draw:text-box>
        </draw:frame>
        <draw:frame draw:style-name="gr10" draw:text-style-name="P6" draw:layer="layout" svg:width="4.342cm" svg:height="0.962cm" svg:x="8.739cm" svg:y="3.738cm">
          <draw:text-box>
            <text:p>Em Assembly</text:p>
          </draw:text-box>
        </draw:frame>
        <draw:frame draw:style-name="gr11" draw:text-style-name="P6" draw:layer="layout" svg:width="7.563cm" svg:height="1.673cm" svg:x="7.733cm" svg:y="4.838cm">
          <draw:text-box>
            <text:p>a = endereço do primeiro</text:p>
            <text:p>byte do elemento 0.</text:p>
          </draw:text-box>
        </draw:frame>
        <draw:frame draw:style-name="gr12" draw:text-style-name="P6" draw:layer="layout" svg:width="9.786cm" svg:height="1.673cm" svg:x="7.733cm" svg:y="6.639cm">
          <draw:text-box>
            <text:p>dword [a] = conteúdo do primeiro</text:p>
            <text:p>elemento (elemento 0).</text:p>
          </draw:text-box>
        </draw:frame>
        <draw:frame draw:style-name="gr13" draw:text-style-name="P6" draw:layer="layout" svg:width="8.465cm" svg:height="1.673cm" svg:x="7.733cm" svg:y="9.738cm">
          <draw:text-box>
            <text:p>a +4 = endereço do primeiro</text:p>
            <text:p>byte do elemento 1.</text:p>
          </draw:text-box>
        </draw:frame>
        <draw:frame draw:style-name="gr14" draw:text-style-name="P6" draw:layer="layout" svg:width="10.51cm" svg:height="1.673cm" svg:x="7.733cm" svg:y="11.539cm">
          <draw:text-box>
            <text:p>dword [a+4] = conteúdo do primeiro</text:p>
            <text:p>byte do elemento 1.</text:p>
          </draw:text-box>
        </draw:frame>
        <draw:frame draw:style-name="gr15" draw:text-style-name="P6" draw:layer="layout" svg:width="4.456cm" svg:height="0.962cm" svg:x="1.601cm" svg:y="11.6cm">
          <draw:text-box>
            <text:p>*(a+1) = a[1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office:forms form:automatic-focus="false" form:apply-design-mode="false"/>
        <draw:frame draw:style-name="gr3" draw:text-style-name="P6" draw:layer="layout" svg:width="1.6cm" svg:height="1cm" svg:x="18.5cm" svg:y="2.4cm">
          <draw:text-box>
            <text:p>a[0]</text:p>
          </draw:text-box>
        </draw:frame>
        <draw:frame draw:style-name="gr4" draw:text-style-name="P6" draw:layer="layout" svg:width="0.502cm" svg:height="1.187cm" svg:x="20.7cm" svg:y="2.8cm">
          <draw:text-box>
            <text:p/>
          </draw:text-box>
        </draw:frame>
        <draw:frame draw:style-name="gr16" draw:layer="layout" svg:width="4.4cm" svg:height="1.187cm" svg:x="20.3cm" svg:y="2.4cm">
          <draw:text-box>
            <text:p/>
          </draw:text-box>
        </draw:frame>
        <draw:frame draw:style-name="gr16" draw:layer="layout" svg:width="4.4cm" svg:height="1.187cm" svg:x="20.3cm" svg:y="3.4cm">
          <draw:text-box>
            <text:p/>
          </draw:text-box>
        </draw:frame>
        <draw:frame draw:style-name="gr16" draw:layer="layout" svg:width="4.4cm" svg:height="1.187cm" svg:x="20.3cm" svg:y="4.4cm">
          <draw:text-box>
            <text:p/>
          </draw:text-box>
        </draw:frame>
        <draw:frame draw:style-name="gr16" draw:layer="layout" svg:width="4.4cm" svg:height="1.187cm" svg:x="20.3cm" svg:y="5.4cm">
          <draw:text-box>
            <text:p/>
          </draw:text-box>
        </draw:frame>
        <draw:frame draw:style-name="gr3" draw:text-style-name="P6" draw:layer="layout" svg:width="1.6cm" svg:height="1cm" svg:x="18.501cm" svg:y="6.4cm">
          <draw:text-box>
            <text:p>a[1]</text:p>
          </draw:text-box>
        </draw:frame>
        <draw:frame draw:style-name="gr4" draw:text-style-name="P6" draw:layer="layout" svg:width="0.502cm" svg:height="1.187cm" svg:x="20.701cm" svg:y="6.8cm">
          <draw:text-box>
            <text:p/>
          </draw:text-box>
        </draw:frame>
        <draw:frame draw:style-name="gr16" draw:layer="layout" svg:width="4.4cm" svg:height="1.187cm" svg:x="20.301cm" svg:y="6.4cm">
          <draw:text-box>
            <text:p/>
          </draw:text-box>
        </draw:frame>
        <draw:frame draw:style-name="gr16" draw:layer="layout" svg:width="4.4cm" svg:height="1.187cm" svg:x="20.301cm" svg:y="7.4cm">
          <draw:text-box>
            <text:p/>
          </draw:text-box>
        </draw:frame>
        <draw:frame draw:style-name="gr16" draw:layer="layout" svg:width="4.4cm" svg:height="1.187cm" svg:x="20.301cm" svg:y="8.4cm">
          <draw:text-box>
            <text:p/>
          </draw:text-box>
        </draw:frame>
        <draw:frame draw:style-name="gr16" draw:layer="layout" svg:width="4.4cm" svg:height="1.187cm" svg:x="20.301cm" svg:y="9.4cm">
          <draw:text-box>
            <text:p/>
          </draw:text-box>
        </draw:frame>
        <draw:frame draw:style-name="gr3" draw:text-style-name="P6" draw:layer="layout" svg:width="1.6cm" svg:height="1cm" svg:x="18.501cm" svg:y="10.4cm">
          <draw:text-box>
            <text:p>a[2]</text:p>
          </draw:text-box>
        </draw:frame>
        <draw:frame draw:style-name="gr4" draw:text-style-name="P6" draw:layer="layout" svg:width="0.502cm" svg:height="1.187cm" svg:x="20.701cm" svg:y="10.8cm">
          <draw:text-box>
            <text:p/>
          </draw:text-box>
        </draw:frame>
        <draw:frame draw:style-name="gr16" draw:layer="layout" svg:width="4.4cm" svg:height="1.187cm" svg:x="20.301cm" svg:y="10.4cm">
          <draw:text-box>
            <text:p/>
          </draw:text-box>
        </draw:frame>
        <draw:frame draw:style-name="gr16" draw:layer="layout" svg:width="4.4cm" svg:height="1.187cm" svg:x="20.301cm" svg:y="11.4cm">
          <draw:text-box>
            <text:p/>
          </draw:text-box>
        </draw:frame>
        <draw:frame draw:style-name="gr16" draw:layer="layout" svg:width="4.4cm" svg:height="1.187cm" svg:x="20.301cm" svg:y="12.4cm">
          <draw:text-box>
            <text:p/>
          </draw:text-box>
        </draw:frame>
        <draw:frame draw:style-name="gr16" draw:layer="layout" svg:width="4.4cm" svg:height="1.187cm" svg:x="20.301cm" svg:y="13.4cm">
          <draw:text-box>
            <text:p/>
          </draw:text-box>
        </draw:frame>
        <draw:frame draw:style-name="gr17" draw:text-style-name="P7" draw:layer="layout" svg:width="0.853cm" svg:height="0.963cm" svg:x="14.113cm" svg:y="2.465cm">
          <draw:text-box>
            <text:p>a</text:p>
          </draw:text-box>
        </draw:frame>
        <draw:line draw:style-name="gr18" draw:text-style-name="P8" draw:layer="layout" svg:x1="15.2cm" svg:y1="3cm" svg:x2="18.2cm" svg:y2="3cm">
          <text:p/>
        </draw:line>
        <draw:frame draw:style-name="gr19" draw:text-style-name="P7" draw:layer="layout" svg:width="1.686cm" svg:height="1cm" svg:x="13.8cm" svg:y="6.6cm">
          <draw:text-box>
            <text:p>a+4</text:p>
          </draw:text-box>
        </draw:frame>
        <draw:line draw:style-name="gr18" draw:text-style-name="P8" draw:layer="layout" svg:x1="15.6cm" svg:y1="7cm" svg:x2="18.6cm" svg:y2="7cm">
          <text:p/>
        </draw:line>
        <draw:frame draw:style-name="gr19" draw:text-style-name="P7" draw:layer="layout" svg:width="1.686cm" svg:height="1cm" svg:x="13.8cm" svg:y="10.4cm">
          <draw:text-box>
            <text:p>a+8</text:p>
          </draw:text-box>
        </draw:frame>
        <draw:line draw:style-name="gr18" draw:text-style-name="P8" draw:layer="layout" svg:x1="15.5cm" svg:y1="10.9cm" svg:x2="18.5cm" svg:y2="10.9cm">
          <text:p/>
        </draw:line>
        <draw:frame draw:style-name="gr20" draw:text-style-name="P6" draw:layer="layout" svg:width="3.783cm" svg:height="0.962cm" svg:x="1.8cm" svg:y="2.6cm">
          <draw:text-box>
            <text:p>&amp;a[i]= a+4*i</text:p>
          </draw:text-box>
        </draw:frame>
        <draw:frame draw:style-name="gr21" draw:text-style-name="P6" draw:layer="layout" svg:width="9.8cm" svg:height="8.783cm" svg:x="1.8cm" svg:y="4.8cm">
          <draw:text-box>
            <text:p>Instrução <text:span text:style-name="T3">lea</text:span>:</text:p>
            <text:p>Carrega o endereço do conteúdo referenciado.</text:p>
            <text:p/>
            <text:p>Exemplo: </text:p>
            <text:p/>
            <text:p><text:s text:c="2"/>mov <text:s/>ebx, [i]</text:p>
            <text:p><text:s text:c="2"/>lea eax, [a+4*ebx]</text:p>
            <text:p/>
            <text:p><text:s text:c="3"/>Coloca em rax o <text:span text:style-name="T4">valor </text:span>a+4*ebx e não o <text:span text:style-name="T4">conteúdo</text:span> que está no endereço a+4*ebx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9-12-04T14:44:29.426343570</dc:date>
    <meta:editing-duration>PT5H22M8S</meta:editing-duration>
    <meta:editing-cycles>19</meta:editing-cycles>
    <meta:generator>LibreOffice/5.1.4.2$Linux_X86_64 LibreOffice_project/10m0$Build-2</meta:generator>
    <meta:document-statistic meta:object-count="92"/>
  </office:meta>
</office:document-meta>
</file>